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 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Contact titl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Direktor</text:p>
          </table:table-cell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 office:value-type="string">
            <text:p>CEO</text:p>
          </table:table-cell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6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29T16:03:20</dc:date>
    <dc:creator>tgn </dc:creator>
    <meta:editing-duration>PT00H06M33S</meta:editing-duration>
    <meta:editing-cycles>8</meta:editing-cycles>
    <meta:document-statistic meta:table-count="1" meta:cell-count="54" meta:object-count="0"/>
  </office:meta>
</office:document-meta>
</file>